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5.182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58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29fcf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729fcf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F6_Molecular_Hamiltonian_Qubit_represent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5" table:default-cell-style-name="ce7"/>
        <table:table-column table:style-name="co5" table:number-columns-repeated="4" table:default-cell-style-name="ce5"/>
        <table:table-column table:style-name="co5" table:number-columns-repeated="2" table:default-cell-style-name="ce7"/>
        <table:table-row table:style-name="ro1">
          <table:table-cell table:style-name="ce1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4" office:value-type="string" calcext:value-type="string">
            <text:p>Note/100</text:p>
          </table:table-cell>
          <table:table-cell table:style-name="ce4" office:value-type="string" calcext:value-type="string">
            <text:p>Pres/4</text:p>
          </table:table-cell>
          <table:table-cell table:style-name="ce4" office:value-type="string" calcext:value-type="string">
            <text:p>I/8</text:p>
          </table:table-cell>
          <table:table-cell table:style-name="ce4" office:value-type="string" calcext:value-type="string">
            <text:p>II.1/10</text:p>
          </table:table-cell>
          <table:table-cell table:style-name="ce4" office:value-type="string" calcext:value-type="string">
            <text:p>II.2/16</text:p>
          </table:table-cell>
          <table:table-cell table:style-name="ce4" office:value-type="string" calcext:value-type="string">
            <text:p>II.3/20</text:p>
          </table:table-cell>
          <table:table-cell table:style-name="ce4" office:value-type="string" calcext:value-type="string">
            <text:p>III.1/20</text:p>
          </table:table-cell>
          <table:table-cell table:style-name="ce4" office:value-type="string" calcext:value-type="string">
            <text:p>III.2/31</text:p>
          </table:table-cell>
          <table:table-cell table:style-name="ce4" office:value-type="string" calcext:value-type="string">
            <text:p>III.3/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TSONG</text:p>
          </table:table-cell>
          <table:table-cell office:value-type="string" calcext:value-type="string">
            <text:p>Madeleine Emeline</text:p>
          </table:table-cell>
          <table:table-cell table:formula="of:=SUM([.E2:.L2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JESSE MONGO</text:p>
          </table:table-cell>
          <table:table-cell office:value-type="string" calcext:value-type="string">
            <text:p>Carolle</text:p>
          </table:table-cell>
          <table:table-cell table:formula="of:=SUM([.E3:.L3])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HMAT</text:p>
          </table:table-cell>
          <table:table-cell office:value-type="string" calcext:value-type="string">
            <text:p>Mahamat Hamid</text:p>
          </table:table-cell>
          <table:table-cell table:formula="of:=SUM([.E4:.L4]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SIENE</text:p>
          </table:table-cell>
          <table:table-cell office:value-type="string" calcext:value-type="string">
            <text:p>Jesse Humphrey</text:p>
          </table:table-cell>
          <table:table-cell table:formula="of:=SUM([.E5:.L5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AFOUNDJO TIWA</text:p>
          </table:table-cell>
          <table:table-cell office:value-type="string" calcext:value-type="string">
            <text:p>Brinda Sorelle</text:p>
          </table:table-cell>
          <table:table-cell table:formula="of:=SUM([.E6:.L6])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SAFACK FOUELEFACK</text:p>
          </table:table-cell>
          <table:table-cell office:value-type="string" calcext:value-type="string">
            <text:p>Fortune Zita</text:p>
          </table:table-cell>
          <table:table-cell table:formula="of:=SUM([.E7:.L7])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ZEBAZE DONGMO</text:p>
          </table:table-cell>
          <table:table-cell office:value-type="string" calcext:value-type="string">
            <text:p>Brunelle Flora</text:p>
          </table:table-cell>
          <table:table-cell table:formula="of:=SUM([.E8:.L8])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DI AYISSI</text:p>
          </table:table-cell>
          <table:table-cell office:value-type="string" calcext:value-type="string">
            <text:p>Donald</text:p>
          </table:table-cell>
          <table:table-cell table:formula="of:=SUM([.E9:.L9])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NGMO FOUELEMO</text:p>
          </table:table-cell>
          <table:table-cell office:value-type="string" calcext:value-type="string">
            <text:p>Franclin Junior</text:p>
          </table:table-cell>
          <table:table-cell table:formula="of:=SUM([.E10:.L10]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INA</text:p>
          </table:table-cell>
          <table:table-cell office:value-type="string" calcext:value-type="string">
            <text:p>Tina Theophile Rodrigue</text:p>
          </table:table-cell>
          <table:table-cell table:formula="of:=SUM([.E11:.L11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UMAI VEDEKOI</text:p>
          </table:table-cell>
          <table:table-cell office:value-type="string" calcext:value-type="string">
            <text:p>Theodore</text:p>
          </table:table-cell>
          <table:table-cell table:formula="of:=SUM([.E12:.L12])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MENI TCHEUFFA</text:p>
          </table:table-cell>
          <table:table-cell office:value-type="string" calcext:value-type="string">
            <text:p>Elvira Vanelle</text:p>
          </table:table-cell>
          <table:table-cell table:formula="of:=SUM([.E13:.L13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FOGOUM CHENDJOU</text:p>
          </table:table-cell>
          <table:table-cell office:value-type="string" calcext:value-type="string">
            <text:p>Ornela Gemima</text:p>
          </table:table-cell>
          <table:table-cell table:formula="of:=SUM([.E14:.L14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Larissa Diane</text:p>
          </table:table-cell>
          <table:table-cell table:formula="of:=SUM([.E15:.L1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BA ASSOUMOU</text:p>
          </table:table-cell>
          <table:table-cell office:value-type="string" calcext:value-type="string">
            <text:p>Simon Tanguy</text:p>
          </table:table-cell>
          <table:table-cell table:formula="of:=SUM([.E16:.L16])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BAJOUEN</text:p>
          </table:table-cell>
          <table:table-cell office:value-type="string" calcext:value-type="string">
            <text:p>ARMEL</text:p>
          </table:table-cell>
          <table:table-cell table:formula="of:=SUM([.E17:.L17])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6" table:number-columns-repeated="3"/>
          <table:table-cell table:style-name="ce8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BALLA NGONO</text:p>
          </table:table-cell>
          <table:table-cell office:value-type="string" calcext:value-type="string">
            <text:p>Hizqiya</text:p>
          </table:table-cell>
          <table:table-cell table:formula="of:=SUM([.E18:.L18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VOTO KONGO</text:p>
          </table:table-cell>
          <table:table-cell office:value-type="string" calcext:value-type="string">
            <text:p>Patrick Sorrel</text:p>
          </table:table-cell>
          <table:table-cell table:formula="of:=SUM([.E19:.L19])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GIAMBA BINYOH</text:p>
          </table:table-cell>
          <table:table-cell office:value-type="string" calcext:value-type="string">
            <text:p>Thierry</text:p>
          </table:table-cell>
          <table:table-cell table:formula="of:=SUM([.E20:.L20])"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GONG</text:p>
          </table:table-cell>
          <table:table-cell office:value-type="string" calcext:value-type="string">
            <text:p>Clovis Kah</text:p>
          </table:table-cell>
          <table:table-cell table:formula="of:=SUM([.E21:.L21])"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GOUEMO</text:p>
          </table:table-cell>
          <table:table-cell office:value-type="string" calcext:value-type="string">
            <text:p>BARBINE</text:p>
          </table:table-cell>
          <table:table-cell table:formula="of:=SUM([.E22:.L22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GUELONG NAME</text:p>
          </table:table-cell>
          <table:table-cell office:value-type="string" calcext:value-type="string">
            <text:p>Jeams Chanel</text:p>
          </table:table-cell>
          <table:table-cell table:formula="of:=SUM([.E23:.L23])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MPAH</text:p>
          </table:table-cell>
          <table:table-cell office:value-type="string" calcext:value-type="string">
            <text:p>Mitterand</text:p>
          </table:table-cell>
          <table:table-cell table:formula="of:=SUM([.E24:.L24]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UVALBE</text:p>
          </table:table-cell>
          <table:table-cell office:value-type="string" calcext:value-type="string">
            <text:p>Adelphe BEBDANG</text:p>
          </table:table-cell>
          <table:table-cell table:formula="of:=SUM([.E25:.L25]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CHEKOUNANG NJILA</text:p>
          </table:table-cell>
          <table:table-cell office:value-type="string" calcext:value-type="string">
            <text:p>Leslie Mercedes</text:p>
          </table:table-cell>
          <table:table-cell table:formula="of:=SUM([.E26:.L26]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EMGNI KENMOE GODWILL</text:p>
          </table:table-cell>
          <table:table-cell office:value-type="string" calcext:value-type="string">
            <text:p>Jezreel</text:p>
          </table:table-cell>
          <table:table-cell table:formula="of:=SUM([.E27:.L27])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  <table:database-ranges>
        <table:database-range table:name="__Anonymous_Sheet_DB__0" table:target-range-address="EF6_Molecular_Hamiltonian_Qubit_representation.B2:EF6_Molecular_Hamiltonian_Qubit_representation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16:28:46.818701649</dc:date>
    <meta:editing-duration>PT49M25S</meta:editing-duration>
    <meta:editing-cycles>5</meta:editing-cycles>
    <meta:generator>LibreOffice/7.3.7.2$Linux_X86_64 LibreOffice_project/30$Build-2</meta:generator>
    <meta:document-statistic meta:table-count="1" meta:cell-count="315" meta:object-count="0"/>
  </office:meta>
</office:document-meta>
</file>